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, 'helvetica neue', helvetica, arial, 'lucida grande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helveticaneue"/>
    </style:style>
    <style:style style:name="P2" style:family="paragraph" style:parent-style-name="Text_20_body">
      <style:text-properties style:font-name="inherit" style:text-underline-style="solid" style:text-underline-width="auto" style:text-underline-color="font-color" fo:font-weight="bold" officeooo:rsid="001deee3" officeooo:paragraph-rsid="001deee3" style:font-weight-asian="bold" style:font-weight-complex="bold"/>
    </style:style>
    <style:style style:name="P3" style:family="paragraph" style:parent-style-name="Text_20_body">
      <style:text-properties style:font-name="inherit" style:text-underline-style="none" fo:font-weight="bold" officeooo:rsid="001deee3" officeooo:paragraph-rsid="001deee3" style:font-weight-asian="bold" style:font-weight-complex="bold"/>
    </style:style>
    <style:style style:name="P4" style:family="paragraph" style:parent-style-name="Text_20_body">
      <style:text-properties style:font-name="inherit" officeooo:paragraph-rsid="001deee3"/>
    </style:style>
    <style:style style:name="P5" style:family="paragraph" style:parent-style-name="Text_20_body">
      <style:text-properties officeooo:rsid="001c41d5" officeooo:paragraph-rsid="001c41d5"/>
    </style:style>
    <style:style style:name="P6" style:family="paragraph" style:parent-style-name="Text_20_body">
      <style:text-properties style:text-underline-style="none" officeooo:rsid="001c41d5" officeooo:paragraph-rsid="001c41d5"/>
    </style:style>
    <style:style style:name="P7" style:family="paragraph" style:parent-style-name="Text_20_body">
      <style:text-properties style:text-underline-style="none" officeooo:rsid="001c684a" officeooo:paragraph-rsid="001c684a"/>
    </style:style>
    <style:style style:name="P8" style:family="paragraph" style:parent-style-name="Text_20_body">
      <style:text-properties style:text-underline-style="none" fo:font-weight="bold" officeooo:rsid="001c684a" officeooo:paragraph-rsid="001c684a" style:font-weight-asian="bold" style:font-weight-complex="bold"/>
    </style:style>
    <style:style style:name="P9" style:family="paragraph" style:parent-style-name="Text_20_body" style:list-style-name="L2">
      <style:text-properties officeooo:rsid="001c684a" officeooo:paragraph-rsid="001c684a"/>
    </style:style>
    <style:style style:name="P10" style:family="paragraph" style:parent-style-name="Text_20_body">
      <style:text-properties officeooo:paragraph-rsid="001c684a"/>
    </style:style>
    <style:style style:name="P11" style:family="paragraph" style:parent-style-name="Text_20_body">
      <style:text-properties style:text-underline-style="solid" style:text-underline-width="auto" style:text-underline-color="font-color" officeooo:rsid="001c684a" officeooo:paragraph-rsid="001c684a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1c684a" officeooo:paragraph-rsid="001c684a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officeooo:rsid="001deee3" officeooo:paragraph-rsid="001deee3"/>
    </style:style>
    <style:style style:name="P14" style:family="paragraph" style:parent-style-name="Text_20_body" style:list-style-name="L1">
      <style:text-properties officeooo:paragraph-rsid="001c684a"/>
    </style:style>
    <style:style style:name="P15" style:family="paragraph" style:parent-style-name="Text_20_body" style:list-style-name="L2">
      <style:text-properties officeooo:paragraph-rsid="001c684a"/>
    </style:style>
    <style:style style:name="P16" style:family="paragraph" style:parent-style-name="Text_20_body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text-underline-style="none" officeooo:rsid="001c41d5" officeooo:paragraph-rsid="001c41d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bold" officeooo:rsid="001c41d5" style:font-weight-asian="bold" style:font-weight-complex="bold"/>
    </style:style>
    <style:style style:name="T3" style:family="text">
      <style:text-properties style:text-underline-style="none" fo:font-weight="bold" officeooo:rsid="001deee3" style:font-weight-asian="bold" style:font-weight-complex="bold"/>
    </style:style>
    <style:style style:name="T4" style:family="text">
      <style:text-properties style:font-name="inherit"/>
    </style:style>
    <style:style style:name="T5" style:family="text">
      <style:text-properties style:font-name="inherit" fo:font-weight="bold" style:font-weight-asian="bold" style:font-weight-complex="bold"/>
    </style:style>
    <style:style style:name="T6" style:family="text">
      <style:text-properties style:font-name="inherit" fo:font-weight="bold" officeooo:rsid="001c684a" style:font-weight-asian="bold" style:font-weight-complex="bold"/>
    </style:style>
    <style:style style:name="T7" style:family="text">
      <style:text-properties style:font-name="inheri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inherit" style:text-underline-style="none" fo:font-weight="bold" style:font-weight-asian="bold" style:font-weight-complex="bold"/>
    </style:style>
    <style:style style:name="T9" style:family="text">
      <style:text-properties style:font-name="inherit" style:text-underline-style="none" fo:font-weight="bold" officeooo:rsid="001c684a" style:font-weight-asian="bold" style:font-weight-complex="bold"/>
    </style:style>
    <style:style style:name="T10" style:family="text">
      <style:text-properties style:font-name="inherit" style:text-underline-style="none" fo:font-weight="bold" officeooo:rsid="001deee3" style:font-weight-asian="bold" style:font-weight-complex="bold"/>
    </style:style>
    <style:style style:name="T11" style:family="text">
      <style:text-properties officeooo:rsid="001c684a"/>
    </style:style>
    <style:style style:name="T12" style:family="text">
      <style:text-properties fo:color="#000000" style:font-name="helveticane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<text:s text:c="44"/></text:span><text:span text:style-name="T4"><text:s text:c="11"/></text:span><text:span text:style-name="T7"><text:s text:c="2"/>Demo of my website</text:span></text:p>
      <text:p text:style-name="Text_20_body"><text:span text:style-name="T7"/></text:p>
      <text:p text:style-name="P6"><text:span text:style-name="T5">1.First i will enter the code of <text:s/>&lt;!DOCTYPE html&gt; because it indicates it is a HTML5 document.</text:span></text:p>
      <text:p text:style-name="P5"><text:span text:style-name="T8">2.Next i enter the code of &lt;html&gt;&lt;/html&gt; html opening and closing tags.</text:span></text:p>
      <text:p text:style-name="P5"><text:span text:style-name="T8">3.Next i enter head,body,footer parts.it contains a another values.</text:span></text:p>
      <text:p text:style-name="P5"><text:span text:style-name="T8">4.</text:span><text:span text:style-name="T7">&lt;</text:span><text:span text:style-name="T8">head&gt;</text:span></text:p>
      <text:p text:style-name="P6"><text:span text:style-name="T5">&lt;title&gt;Software Development Company..&lt;/title&gt;</text:span></text:p>
      <text:p text:style-name="P6"><text:span text:style-name="T5">&lt;linkrel="stylesheet"type="text/css"href="styles.css"media="all"&gt;</text:span></text:p>
      <text:p text:style-name="P6"><text:span text:style-name="T5">&lt;/head&gt;</text:span></text:p>
      <text:p text:style-name="P16"><text:span text:style-name="T5">5.</text:span><text:span text:style-name="T6">In body part contains the data of header,section,article,footer.</text:span></text:p>
      <text:p text:style-name="P11"><text:span text:style-name="T5">In this website i create 5 webpages.</text:span></text:p>
      <text:p text:style-name="P7"><text:span text:style-name="T5">1.index.html</text:span></text:p>
      <text:p text:style-name="P7"><text:span text:style-name="T5">2.p2.html</text:span></text:p>
      <text:p text:style-name="P7"><text:span text:style-name="T5">3.area.html</text:span></text:p>
      <text:p text:style-name="P7"><text:span text:style-name="T5">4.contact.html</text:span></text:p>
      <text:p text:style-name="P7"><text:span text:style-name="T5">5.Contact us.html</text:span></text:p>
      <text:p text:style-name="P7"><text:span text:style-name="T5"/></text:p>
      <text:p text:style-name="P11"><text:span text:style-name="T5">Explanation for index.html</text:span></text:p>
      <text:p text:style-name="P10"><text:span text:style-name="T9">In this webpage displays the data of Home page.it contains: </text:span></text:p>
      <text:list xml:id="list3791289117009176767" text:style-name="L1">
        <text:list-item>
          <text:p text:style-name="P14"><text:span text:style-name="T5">Introduction block</text:span></text:p>
        </text:list-item>
        <text:list-item>
          <text:p text:style-name="P14"><text:span text:style-name="T5">Team Pics</text:span></text:p>
        </text:list-item>
        <text:list-item>
          <text:p text:style-name="P14"><text:span text:style-name="T5">Client Feedbacks block</text:span></text:p>
        </text:list-item>
      </text:list>
      <text:p text:style-name="P12"><text:span text:style-name="T4">Explanation for p2.html</text:span></text:p>
      <text:p text:style-name="P8"><text:span text:style-name="T4">In this webpage contains the data of Services.it contains:</text:span></text:p>
      <text:list xml:id="list1291721690323622806" text:style-name="L2">
        <text:list-item>
          <text:p text:style-name="P15"><text:span text:style-name="T9">List of Technologies</text:span></text:p>
          <text:p text:style-name="P9"><text:span text:style-name="T9">i</text:span><text:span text:style-name="T8">n this page i create another page </text:span><text:span text:style-name="T7">link</text:span><text:span text:style-name="T8"> for see the details of List of areas.</text:span></text:p>
        </text:list-item>
      </text:list>
      <text:p text:style-name="P13"><text:span text:style-name="T6"/></text:p>
      <text:p text:style-name="P13"><text:span text:style-name="T6">.</text:span></text:p>
      <text:p text:style-name="P13"><text:soft-page-break/><text:span text:style-name="T6">E</text:span><text:span text:style-name="T5">xplanation for area.html</text:span></text:p>
      <text:p text:style-name="P13"><text:span text:style-name="T8">In </text:span><text:span text:style-name="T9">this page i create previous page </text:span><text:span text:style-name="T6">link</text:span><text:span text:style-name="T9"> for see the details of List of Technologies.</text:span></text:p>
      <text:p text:style-name="P2"><text:span text:style-name="T11">E</text:span>xplanation for contact.html</text:p>
      <text:p text:style-name="P3">In this page i enter the details of company address and its details.</text:p>
      <text:p text:style-name="P3">Next i provided a <text:span text:style-name="T1">suggistion for edit link <text:s/>.</text:span></text:p>
      <text:p text:style-name="P2">Explanation for Contact us.html</text:p>
      <text:p text:style-name="P3">It is usefull for some valuable information taken from the client.that is a Contact us.html file work.</text:p>
      <text:p text:style-name="Text_20_body"><text:span text:style-name="T10">In this field having the data of a</text:span><text:span text:style-name="T5"> HTML Form with Text Fields for Name, Email, Mobile &amp; Text area for Message with a Submit button.</text:span></text:p>
      <text:p text:style-name="P4"><text:span text:style-name="T12"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, 'helvetica neue', helvetica, arial, 'lucida grande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4:27:12.028887025</meta:creation-date>
    <dc:date>2018-08-07T14:58:53.015479026</dc:date>
    <meta:editing-duration>PT10M</meta:editing-duration>
    <meta:editing-cycles>1</meta:editing-cycles>
    <meta:document-statistic meta:table-count="0" meta:image-count="0" meta:object-count="0" meta:page-count="2" meta:paragraph-count="33" meta:word-count="217" meta:character-count="1431" meta:non-whitespace-character-count="1192"/>
    <meta:generator>LibreOffice/5.1.6.2$Linux_X86_64 LibreOffice_project/10m0$Build-2</meta:generator>
  </office:meta>
</office:document-meta>
</file>